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bbcb" officeooo:paragraph-rsid="0001bbc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1bbcb" officeooo:paragraph-rsid="0001bbcb"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b855" officeooo:paragraph-rsid="0006b855" style:font-size-asian="14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bcb" officeooo:paragraph-rsid="0001bbc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rsid="0003b7e1" officeooo:paragraph-rsid="0003b7e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726a7" officeooo:paragraph-rsid="000726a7" style:font-size-asian="10.5pt" style:font-style-asian="normal" style:font-weight-asian="bold" style:font-size-complex="12pt" style:font-style-complex="normal" style:font-weight-complex="bold"/>
    </style:style>
    <style:style style:name="T1" style:family="text">
      <style:text-properties officeooo:rsid="000726a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cherches</text:p>
      <text:p text:style-name="P1"/>
      <text:p text:style-name="P2">Rob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livi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lias</text:p>
      <text:p text:style-name="P2"/>
      <text:p text:style-name="P2"/>
      <text:p text:style-name="P5"><text:span text:style-name="T2">Drone de course :</text:span> drone fais pour les courses et les championnats, ils ont une grande vitesse et sont asser petit pour pouvoir aller aussi vite(+ de 100km/h à vitesse max). Des championnats mondiaux sont organisés tout les ans avec plusieurs milliers de dollars à gagner.</text:p>
      <text:p text:style-name="P5"/>
      <text:p text:style-name="P6"><text:span text:style-name="T2">Drone de photographie :</text:span> créé pour la photographie avec une portée pour les milieux de game de 2 km pour pouvoir prendre des photos de loin <text:span text:style-name="T1">ou de près. Les drones de photogrphie sont équilibrer pour que si on ne touche pas à la manette il reste flotter dans les airs. Certains drones de photographie à partir du milieux de gamme ont des capteur pour éviter qu’ils volent contre des objets, mûrs, végétation, etc</text:span></text:p>
      <text:p text:style-name="P6"/>
      <text:p text:style-name="P8">Drone freestyle :<text:span text:style-name="T3"> Les drones de freestyle aussi appelés drones d’accrobatie sont fais pour que seuls vous ayez le controle dessus, c’est simple si vous vous êtes pas entraîné dans un simulateur, vous allez vous crash. Même avec entraînement dans un simulateur vous allez crash car beaucoup de paramètres ne sont pas présent sur les simulateurs comme le vent ou la pression de l’air.</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3">Abd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12-01T12:48:37.931000000</dc:date>
    <meta:editing-duration>PT12M26S</meta:editing-duration>
    <meta:editing-cycles>5</meta:editing-cycles>
    <meta:document-statistic meta:table-count="0" meta:image-count="0" meta:object-count="0" meta:page-count="4" meta:paragraph-count="8" meta:word-count="189" meta:character-count="1094" meta:non-whitespace-character-count="913"/>
  </office:meta>
</office:document-meta>
</file>